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3.609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style:font-name="Courier 10 Pitch1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Maintainers Don't Scale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Kernel Recipes 2016, Par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?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impossible to volunteer new co-maintainers</text:p>
              </text:list-item>
              <text:list-item>
                <text:p>perception of bottleneck in running</text:p>
                <text:p><text:span text:style-name="T3">$ git apply-mbo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not … ?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submaintainers or topic trees (arm-soc model)</text:p>
              </text:list-item>
              <text:list-item>
                <text:p>moar scripts! (gregkh mode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after) KS 2015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Linus endorsing group maintainer models</text:p>
              </text:list-item>
              <text:list-item>
                <text:p>2 maintainers, ~15 committers</text:p>
              </text:list-item>
              <text:list-item>
                <text:p>… it's just a big gro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saster failed to materializ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over the top happy contributors</text:p>
              </text:list-item>
              <text:list-item>
                <text:p>much better mesh collaboration</text:p>
              </text:list-item>
              <text:list-item>
                <text:p>now suddenly a bored maintainer</text:p>
              </text:list-item>
              <text:list-item>
                <text:p>commit rights is a really good carrot</text:p>
              </text:list-item>
              <text:list-item>
                <text:p>bonus: distributed integration conflict handl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intainer as a servic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coordination with other trees</text:p>
              </text:list-item>
              <text:list-item>
                <text:p>consensus engineering</text:p>
              </text:list-item>
              <text:list-item>
                <text:p>connecting people</text:p>
              </text:list-item>
              <text:list-item>
                <text:p>pull requests &amp; nonlinear commits</text:p>
              </text:list-item>
              <text:list-item>
                <text:p>taking the bl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a team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non-maintainer reviews as the norm</text:p>
              </text:list-item>
              <text:list-item>
                <text:p>consistent group</text:p>
              </text:list-item>
              <text:list-item>
                <text:p>drive-by contributions as a mino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draw:frame presentation:style-name="pr7" draw:layer="layout" svg:width="25.199cm" svg:height="3.506cm" svg:x="1.4cm" svg:y="0.837cm" presentation:class="title">
          <draw:text-box>
            <text:p>ingredients: docs&amp;tool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im maintainer tools: <text:span text:style-name="T4"><text:a xlink:href="https://cgit.freedesktop.org/drm/drm-intel/log/?h=maintainer-tools" xlink:type="simple">https://cgit.freedesktop.org/drm/drm-intel/log/?h=maintainer-tools</text:a></text:span></text:p>
              </text:list-item>
              <text:list-item>
                <text:p><text:span text:style-name="T5">process documentation:</text:span><text:span text:style-name="T4"><text:a xlink:href="https://01.org/linuxgraphics/gfx-docs/maintainer-tools/drm-intel.html" xlink:type="simple">https://01.org/linuxgraphics/gfx-docs/maintainer-tools/drm-intel.html</text:a></text:span></text:p>
              </text:list-item>
              <text:list-item>
                <text:p>manpage, bash completion &amp; kitchen si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draw:frame presentation:style-name="pr7" draw:layer="layout" svg:width="25.199cm" svg:height="3.506cm" svg:x="1.4cm" svg:y="0.837cm" presentation:class="title">
          <draw:text-box>
            <text:p>ingredients: CI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IGT gpu tools&amp;tests: <text:a xlink:href="https://cgit.freedesktop.org/drm/igt-gpu-tools/" xlink:type="simple">https://cgit.freedesktop.org/drm/igt-gpu-tools/</text:a></text:p>
              </text:list-item>
              <text:list-item>
                <text:p>series-aware patchwork to tie into m-l</text:p>
              </text:list-item>
              <text:list-item>
                <text:p>hard probl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draw:frame presentation:style-name="pr7" draw:layer="layout" svg:width="25.199cm" svg:height="3.506cm" svg:x="1.4cm" svg:y="0.837cm" presentation:class="title">
          <draw:text-box>
            <text:p>ingredients: rough consensu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efaulting to no action</text:p>
              </text:list-item>
              <text:list-item>
                <text:p>agreement on goals and target</text:p>
              </text:list-item>
              <text:list-item>
                <text:p>disagreement on the path is acceptable</text:p>
              </text:list-item>
              <text:list-item>
                <text:p>stakeholders = committers/regular contribu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draw:frame presentation:style-name="pr7" draw:layer="layout" svg:width="25.199cm" svg:height="3.506cm" svg:x="1.4cm" svg:y="0.837cm" presentation:class="title">
          <draw:text-box>
            <text:p>ingredients: bugfix flow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all bugfixes applied to -next</text:p>
              </text:list-item>
              <text:list-item>
                <text:p>only maintainers cherry-pick to -fixes</text:p>
              </text:list-item>
              <text:list-item>
                <text:p><text:span text:style-name="T3">git merge -X ours</text:span> for backmerges</text:p>
              </text:list-item>
              <text:list-item>
                <text:p>handled using Fixes: ta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draw:frame presentation:style-name="pr7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much more scalable leaf maintainer model</text:p>
              </text:list-item>
              <text:list-item>
                <text:p>(big) group resilience</text:p>
              </text:list-item>
              <text:list-item>
                <text:p>integrates into the maintainer hierarchy</text:p>
              </text:list-item>
              <text:list-item>
                <text:p>now rolling out for drm-mis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6DT15H58M34S</meta:editing-duration>
    <meta:editing-cycles>59</meta:editing-cycles>
    <meta:generator>LibreOffice/5.2.0.4$Linux_X86_64 LibreOffice_project/20m0$Build-4</meta:generator>
    <dc:date>2016-09-01T10:55:53.037658008</dc:date>
    <meta:document-statistic meta:object-count="73"/>
  </office:meta>
</office:document-meta>
</file>